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019cm" fo:min-width="25.202cm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044cm" fo:min-width="11.557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4.738cm" fo:min-width="9.9cm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1.147cm" fo:min-width="7.027cm"/>
    </style:style>
    <style:style style:name="gr5" style:family="graphic" style:parent-style-name="standard">
      <style:graphic-properties draw:textarea-horizontal-align="justify" draw:textarea-vertical-align="middle" draw:auto-grow-height="false" fo:min-height="3.54cm" fo:min-width="10.028cm"/>
    </style:style>
    <style:style style:name="gr6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147cm" fo:min-width="7.0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044cm" fo:min-width="4.3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61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2.339cm" fo:min-width="8.801cm"/>
    </style:style>
    <style:style style:name="gr14" style:family="graphic" style:parent-style-name="standard">
      <style:graphic-properties draw:stroke="none" svg:stroke-color="#000000" draw:fill="none" draw:fill-color="#ffffff" fo:min-height="1.3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afd09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style:font-size-asian="19.8999996185303pt"/>
    </style:style>
    <style:style style:name="P7" style:family="paragraph">
      <loext:graphic-properties draw:fill="none" draw:fill-color="#ffffff"/>
      <style:paragraph-properties style:writing-mode="lr-tb"/>
      <style:text-properties style:font-size-asian="19.8999996185303pt"/>
    </style:style>
    <style:style style:name="P8" style:family="paragraph">
      <style:paragraph-properties fo:text-align="center" style:writing-mode="lr-tb"/>
      <style:text-properties style:font-size-asian="19.8999996185303pt"/>
    </style:style>
    <style:style style:name="P9" style:family="paragraph">
      <loext:graphic-properties draw:fill-color="#afd095"/>
      <style:paragraph-properties fo:text-align="center" style:writing-mode="lr-tb"/>
      <style:text-properties style:font-size-asian="19.8999996185303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text-properties fo:font-size="19.8999996185303pt"/>
    </style:style>
    <style:style style:name="P12" style:family="paragraph">
      <loext:graphic-properties draw:fill="none" draw:fill-color="#ffffff"/>
      <style:paragraph-properties style:writing-mode="lr-tb"/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7.028cm" svg:height="13.595cm" svg:x="0.456cm" svg:y="0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305cm" svg:height="2.542cm" svg:x="14.128cm" svg:y="2.3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.938cm" svg:height="5.526cm" svg:x="1.613cm" svg:y="2.2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7.677cm" svg:height="1.547cm" svg:x="3.401cm" svg:y="3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.938cm" svg:height="4.2cm" svg:x="1.613cm" svg:y="8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5.258cm" svg:height="1.069cm" svg:x="5.61cm" svg:y="4.215cm">
          <draw:text-box>
            <text:p text:style-name="P6">ユーザー</text:p>
          </draw:text-box>
        </draw:frame>
        <draw:custom-shape draw:style-name="gr7" draw:text-style-name="P9" draw:layer="layout" svg:width="7.677cm" svg:height="1.547cm" svg:x="3.401cm" svg:y="5.836cm">
          <text:p text:style-name="P8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4.627cm" svg:height="1.05cm" svg:x="5.294cm" svg:y="2.521cm">
          <draw:text-box>
            <text:p text:style-name="P6">グループ</text:p>
          </draw:text-box>
        </draw:frame>
        <draw:frame draw:style-name="gr9" draw:text-style-name="P7" draw:layer="layout" svg:width="6.836cm" svg:height="1.27cm" svg:x="5.294cm" svg:y="9.926cm">
          <draw:text-box>
            <text:p text:style-name="P6">サービス</text:p>
          </draw:text-box>
        </draw:frame>
        <draw:frame draw:style-name="gr8" draw:text-style-name="P7" draw:layer="layout" svg:width="3.681cm" svg:height="1.05cm" svg:x="18.756cm" svg:y="3.184cm">
          <draw:text-box>
            <text:p text:style-name="P6">ロール</text:p>
          </draw:text-box>
        </draw:frame>
        <draw:custom-shape draw:style-name="gr10" draw:text-style-name="P2" draw:layer="layout" svg:width="5.048cm" svg:height="2.542cm" svg:x="14.338cm" svg:y="6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.048cm" svg:height="2.542cm" svg:x="21.174cm" svg:y="6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14.338cm" svg:y1="8.157cm" svg:x2="11.078cm" svg:y2="6.61cm">
          <text:p/>
        </draw:line>
        <draw:line draw:style-name="gr11" draw:text-style-name="P10" draw:layer="layout" svg:x1="23.699cm" svg:y1="6.941cm" svg:x2="23.699cm" svg:y2="4.952cm">
          <text:p/>
        </draw:line>
        <draw:line draw:style-name="gr11" draw:text-style-name="P10" draw:layer="layout" svg:x1="14.233cm" svg:y1="4.62cm" svg:x2="12.55cm" svg:y2="10.257cm">
          <text:p/>
        </draw:line>
        <draw:frame draw:style-name="gr9" draw:text-style-name="P7" draw:layer="layout" svg:width="3.681cm" svg:height="1.27cm" svg:x="15.495cm" svg:y="7.661cm">
          <draw:text-box>
            <text:p text:style-name="P6">ポリシー</text:p>
          </draw:text-box>
        </draw:frame>
        <draw:frame draw:style-name="gr9" draw:text-style-name="P7" draw:layer="layout" svg:width="3.681cm" svg:height="1.27cm" svg:x="22.226cm" svg:y="7.661cm">
          <draw:text-box>
            <text:p text:style-name="P6">ポリシー</text:p>
          </draw:text-box>
        </draw:frame>
        <draw:line draw:style-name="gr11" draw:text-style-name="P10" draw:layer="layout" svg:x1="21.28cm" svg:y1="7.162cm" svg:x2="12.551cm" svg:y2="5.173cm">
          <text:p/>
        </draw:line>
        <draw:frame draw:style-name="gr12" draw:text-style-name="P12" draw:layer="layout" svg:width="6.1cm" svg:height="1.86cm" svg:x="11.183cm" svg:y="0.752cm">
          <draw:text-box>
            <text:p text:style-name="P11">AWSアカウント1</text:p>
          </draw:text-box>
        </draw:frame>
        <draw:custom-shape draw:style-name="gr13" draw:text-style-name="P1" draw:layer="layout" svg:width="10.307cm" svg:height="13.595cm" svg:x="28.852cm" svg:y="0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7.677cm" svg:height="1.547cm" svg:x="30.324cm" svg:y="5.947cm">
          <text:p text:style-name="P8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6.1cm" svg:height="1.639cm" svg:x="31.06cm" svg:y="0.881cm">
          <draw:text-box>
            <text:p text:style-name="P11">AWSアカウント2</text:p>
          </draw:text-box>
        </draw:frame>
        <draw:line draw:style-name="gr11" draw:text-style-name="P10" draw:layer="layout" svg:x1="14.128cm" svg:y1="3.405cm" svg:x2="11.183cm" svg:y2="4.731cm">
          <text:p/>
        </draw:line>
        <draw:line draw:style-name="gr11" draw:text-style-name="P10" draw:layer="layout" svg:x1="26.433cm" svg:y1="3.405cm" svg:x2="31.481cm" svg:y2="5.94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9.5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0T09:50:25.616000000</meta:creation-date>
    <dc:date>2020-10-31T09:35:04.499000000</dc:date>
    <meta:editing-duration>PT25M49S</meta:editing-duration>
    <meta:editing-cycles>6</meta:editing-cycles>
    <meta:generator>LibreOffice/6.4.5.2$Windows_X86_64 LibreOffice_project/a726b36747cf2001e06b58ad5db1aa3a9a1872d6</meta:generator>
    <meta:document-statistic meta:object-count="24"/>
  </office:meta>
</office:document-meta>
</file>